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999999"/>
    </style:style>
    <style:style style:name="P2" style:family="paragraph" style:parent-style-name="Standard">
      <style:text-properties officeooo:paragraph-rsid="001b71d5"/>
    </style:style>
    <style:style style:name="T1" style:family="text">
      <style:text-properties fo:color="#999999"/>
    </style:style>
    <style:style style:name="T2" style:family="text">
      <style:text-properties fo:color="#ffbf00"/>
    </style:style>
    <style:style style:name="T3" style:family="text">
      <style:text-properties fo:color="#ff972f"/>
    </style:style>
    <style:style style:name="T4" style:family="text">
      <style:text-properties fo:color="#bf819e"/>
    </style:style>
    <style:style style:name="T5" style:family="text">
      <style:text-properties fo:color="#8e86ae"/>
    </style:style>
    <style:style style:name="T6" style:family="text">
      <style:text-properties fo:color="#6b5e9b"/>
    </style:style>
    <style:style style:name="T7" style:family="text">
      <style:text-properties fo:color="#77b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tringAnew = <text:span text:style-name="T3">"Mary had a little lamb Little lamb, little lamb Mary had a little lamb. </text:span></text:p>
      <text:p text:style-name="P2"><text:span text:style-name="T3">Its fleece was white as snow And everywhere that Mary went Mary went, </text:span></text:p>
      <text:p text:style-name="P2"><text:span text:style-name="T3">Mary went Everywhere that Mary went The lamb was sure to go"</text:span></text:p>
      <text:p text:style-name="Standard"><text:span text:style-name="T3"/></text:p>
      <text:p text:style-name="Standard"><text:span text:style-name="T6">def</text:span> <text:span text:style-name="T7">freqNew</text:span>(<text:span text:style-name="T4">string</text:span>, <text:span text:style-name="T4">passedkey</text:span>):</text:p>
      <text:p text:style-name="Standard"><text:s text:c="4"/></text:p>
      <text:p text:style-name="Standard"><text:s text:c="4"/><text:span text:style-name="T1">#step1: A list variable is declared and initialized to an empty list.</text:span></text:p>
      <text:p text:style-name="Standard"><text:s text:c="4"/>words <text:span text:style-name="T6">=</text:span> []</text:p>
      <text:p text:style-name="Standard"><text:s text:c="4"/></text:p>
      <text:p text:style-name="P1"><text:s text:c="4"/>#step2: Break the string into list of words</text:p>
      <text:p text:style-name="Standard"><text:s text:c="4"/>words <text:span text:style-name="T6">= </text:span><text:span text:style-name="T4">string</text:span>.split() # or string.lower().split()</text:p>
      <text:p text:style-name="Standard"><text:s text:c="4"/></text:p>
      <text:p text:style-name="Standard"><text:s text:c="4"/><text:span text:style-name="T1">#step3: Declare a dictionary</text:span></text:p>
      <text:p text:style-name="Standard"><text:s text:c="4"/>Dict <text:span text:style-name="T6">=</text:span> {}</text:p>
      <text:p text:style-name="Standard"><text:s text:c="4"/></text:p>
      <text:p text:style-name="Standard"><text:s text:c="4"/><text:span text:style-name="T1">#step4: Use for loop to iterate words and values to the dictionary</text:span></text:p>
      <text:p text:style-name="Standard"><text:s text:c="4"/><text:span text:style-name="T6">for</text:span> key <text:span text:style-name="T6">in</text:span> words:</text:p>
      <text:p text:style-name="Standard"><text:s text:c="8"/><text:span text:style-name="T6">if</text:span>(key <text:span text:style-name="T6">==</text:span> <text:span text:style-name="T4">passedkey</text:span>):</text:p>
      <text:p text:style-name="Standard"><text:s text:c="12"/>Dict[key] <text:span text:style-name="T6">= </text:span>words.count(key)</text:p>
      <text:p text:style-name="Standard"><text:s text:c="8"/></text:p>
      <text:p text:style-name="Standard"><text:s text:c="4"/><text:span text:style-name="T1">#step5: Print the dictionary</text:span></text:p>
      <text:p text:style-name="Standard"><text:s text:c="4"/><text:span text:style-name="T7">print</text:span>(<text:span text:style-name="T3">"Total:"</text:span>, Dict)</text:p>
      <text:p text:style-name="Standard"/>
      <text:p text:style-name="Standard"><text:span text:style-name="T7">freqNew</text:span>(stringAnew, <text:span text:style-name="T3">'little'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11:22:13.640000000</meta:creation-date>
    <meta:print-date>2024-05-01T11:27:18.825000000</meta:print-date>
    <dc:date>2024-05-01T11:46:42.078000000</dc:date>
    <meta:editing-duration>PT14M18S</meta:editing-duration>
    <meta:editing-cycles>1</meta:editing-cycles>
    <meta:document-statistic meta:table-count="0" meta:image-count="0" meta:object-count="0" meta:page-count="1" meta:paragraph-count="22" meta:word-count="110" meta:character-count="750" meta:non-whitespace-character-count="571"/>
    <meta:generator>Ultra_Office/6.2.3.2$Windows_x86 LibreOffice_project/</meta:generator>
  </office:meta>
</office:document-meta>
</file>